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7" style:family="graphic" style:parent-style-name="standard">
      <style:graphic-properties draw:stroke="none" draw:fill="none" fo:min-height="0.798cm"/>
    </style:style>
    <style:style style:name="gr8" style:family="graphic" style:parent-style-name="standard">
      <style:graphic-properties draw:textarea-vertical-align="middle"/>
    </style:style>
    <style:style style:name="pr1" style:family="presentation" style:parent-style-name="預設-subtitle">
      <style:graphic-properties draw:fill-color="#ffffff" fo:min-height="16.255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style:font-size-asian="20pt"/>
    </style:style>
    <style:style style:name="P5" style:family="paragraph">
      <style:paragraph-properties fo:text-align="start"/>
    </style:style>
    <style:style style:name="P6" style:family="paragraph">
      <style:text-properties fo:color="#000000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text-properties fo:color="#0000ff"/>
    </style:style>
    <style:style style:name="T1" style:family="text">
      <style:text-properties fo:font-size="18pt"/>
    </style:style>
    <style:style style:name="T2" style:family="text">
      <style:text-properties fo:color="#000000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layer="layout" svg:width="25.199cm" svg:height="16.255cm" svg:x="1.4cm" svg:y="0.837cm" presentation:class="subtitle">
          <draw:text-box>
            <text:p>開放電腦計畫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計數器：方塊版</text:p>
          </draw:text-box>
        </draw:frame>
        <draw:custom-shape draw:style-name="gr2" draw:text-style-name="P1" xml:id="id1" draw:id="id1" draw:layer="layout" svg:width="3.8cm" svg:height="3.2cm" svg:x="7.8cm" svg:y="7.4cm">
          <text:p text:style-name="P1">register: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3.8cm" svg:height="3.2cm" svg:x="13.2cm" svg:y="11.2cm">
          <text:p text:style-name="P1">in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1.6cm" svg:y1="9cm" svg:x2="15.1cm" svg:y2="11.2cm" draw:start-shape="id1" draw:start-glue-point="7" draw:end-shape="id2" draw:end-glue-point="4" svg:d="m11600 9000h3500v2200">
          <text:p/>
        </draw:connector>
        <draw:connector draw:style-name="gr3" draw:text-style-name="P1" draw:layer="layout" draw:line-skew="-0.899cm" svg:x1="13.2cm" svg:y1="12.8cm" svg:x2="7.8cm" svg:y2="9cm" draw:start-shape="id2" draw:start-glue-point="5" draw:end-shape="id1" draw:end-glue-point="5" svg:d="m13200 12800h-6800v-3800h1400">
          <text:p/>
        </draw:connector>
        <draw:line draw:style-name="gr3" draw:text-style-name="P1" draw:layer="layout" svg:x1="6cm" svg:y1="8.426cm" svg:x2="7.8cm" svg:y2="8.426cm">
          <text:p/>
        </draw:line>
        <draw:line draw:style-name="gr3" draw:text-style-name="P1" draw:layer="layout" svg:x1="6cm" svg:y1="7.8cm" svg:x2="7.8cm" svg:y2="7.8cm">
          <text:p/>
        </draw:line>
        <draw:frame draw:style-name="gr4" draw:layer="layout" svg:width="1.209cm" svg:height="0.963cm" svg:x="4.6cm" svg:y="7.2cm">
          <draw:text-box>
            <text:p>rst</text:p>
          </draw:text-box>
        </draw:frame>
        <draw:frame draw:style-name="gr4" draw:layer="layout" svg:width="1.277cm" svg:height="0.963cm" svg:x="4.591cm" svg:y="7.837cm">
          <draw:text-box>
            <text:p>clk</text:p>
          </draw:text-box>
        </draw:frame>
        <draw:frame draw:style-name="gr4" draw:layer="layout" svg:width="1.946cm" svg:height="0.963cm" svg:x="11.654cm" svg:y="8.037cm">
          <draw:text-box>
            <text:p>r_out</text:p>
          </draw:text-box>
        </draw:frame>
        <draw:frame draw:style-name="gr4" draw:layer="layout" svg:width="0.642cm" svg:height="0.963cm" svg:x="15.454cm" svg:y="9.6cm">
          <draw:text-box>
            <text:p>i</text:p>
          </draw:text-box>
        </draw:frame>
        <draw:frame draw:style-name="gr4" draw:layer="layout" svg:width="1.556cm" svg:height="0.963cm" svg:x="6.4cm" svg:y="9.237cm">
          <draw:text-box>
            <text:p>r_in</text:p>
          </draw:text-box>
        </draw:frame>
        <draw:frame draw:style-name="gr5" draw:layer="layout" svg:width="0.82cm" svg:height="0.963cm" svg:x="9.3cm" svg:y="6.4cm">
          <draw:text-box>
            <text:p>c</text:p>
          </draw:text-box>
        </draw:frame>
        <draw:frame draw:style-name="gr6" draw:layer="layout" svg:width="0.853cm" svg:height="0.963cm" svg:x="11.8cm" svg:y="13.037cm">
          <draw:text-box>
            <text:p>o</text:p>
          </draw:text-box>
        </draw:frame>
        <draw:frame draw:style-name="gr6" draw:layer="layout" svg:width="2.09cm" svg:height="0.963cm" svg:x="14.2cm" svg:y="13.4cm">
          <draw:text-box>
            <text:p>o=i+1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程式計數模組：方塊版</text:p>
          </draw:text-box>
        </draw:frame>
        <draw:custom-shape draw:style-name="gr2" draw:text-style-name="P2" xml:id="id3" draw:id="id3" draw:layer="layout" svg:width="3.8cm" svg:height="3.2cm" svg:x="7.8cm" svg:y="7.4cm">
          <text:p text:style-name="P1"><text:span text:style-name="T1">pcTic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xml:id="id4" draw:id="id4" draw:layer="layout" svg:width="3.8cm" svg:height="3.2cm" svg:x="13.2cm" svg:y="11.2cm">
          <text:p text:style-name="P1"><text:span text:style-name="T1">ALU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1.6cm" svg:y1="9cm" svg:x2="15.1cm" svg:y2="11.2cm" draw:start-shape="id3" draw:start-glue-point="7" draw:end-shape="id4" draw:end-glue-point="4" svg:d="m11600 9000h3500v2200">
          <text:p/>
        </draw:connector>
        <draw:connector draw:style-name="gr3" draw:text-style-name="P1" draw:layer="layout" draw:line-skew="-0.899cm" svg:x1="13.2cm" svg:y1="12.8cm" svg:x2="7.8cm" svg:y2="9cm" draw:start-shape="id4" draw:start-glue-point="5" draw:end-shape="id3" draw:end-glue-point="5" svg:d="m13200 12800h-6800v-3800h1400">
          <text:p/>
        </draw:connector>
        <draw:line draw:style-name="gr3" draw:text-style-name="P1" draw:layer="layout" svg:x1="6cm" svg:y1="8.426cm" svg:x2="7.8cm" svg:y2="8.426cm">
          <text:p/>
        </draw:line>
        <draw:line draw:style-name="gr3" draw:text-style-name="P1" draw:layer="layout" svg:x1="6cm" svg:y1="7.8cm" svg:x2="7.8cm" svg:y2="7.8cm">
          <text:p/>
        </draw:line>
        <draw:frame draw:style-name="gr4" draw:text-style-name="P3" draw:layer="layout" svg:width="1.209cm" svg:height="0.963cm" svg:x="4.6cm" svg:y="7.2cm">
          <draw:text-box>
            <text:p><text:span text:style-name="T1">rst</text:span></text:p>
          </draw:text-box>
        </draw:frame>
        <draw:frame draw:style-name="gr4" draw:text-style-name="P3" draw:layer="layout" svg:width="1.277cm" svg:height="0.963cm" svg:x="4.591cm" svg:y="7.837cm">
          <draw:text-box>
            <text:p><text:span text:style-name="T1">clk</text:span></text:p>
          </draw:text-box>
        </draw:frame>
        <draw:frame draw:style-name="gr4" draw:text-style-name="P3" draw:layer="layout" svg:width="1.946cm" svg:height="0.963cm" svg:x="11.654cm" svg:y="8.037cm">
          <draw:text-box>
            <text:p><text:span text:style-name="T1">r_out</text:span></text:p>
          </draw:text-box>
        </draw:frame>
        <draw:frame draw:style-name="gr4" draw:text-style-name="P3" draw:layer="layout" svg:width="0.853cm" svg:height="0.963cm" svg:x="14.247cm" svg:y="9.6cm">
          <draw:text-box>
            <text:p><text:span text:style-name="T1">a</text:span></text:p>
          </draw:text-box>
        </draw:frame>
        <draw:frame draw:style-name="gr4" draw:text-style-name="P3" draw:layer="layout" svg:width="1.556cm" svg:height="0.963cm" svg:x="6.4cm" svg:y="9.237cm">
          <draw:text-box>
            <text:p><text:span text:style-name="T1">r_in</text:span></text:p>
          </draw:text-box>
        </draw:frame>
        <draw:frame draw:style-name="gr5" draw:text-style-name="P3" draw:layer="layout" svg:width="0.82cm" svg:height="0.963cm" svg:x="9.3cm" svg:y="6.4cm">
          <draw:text-box>
            <text:p><text:span text:style-name="T1">c</text:span></text:p>
          </draw:text-box>
        </draw:frame>
        <draw:frame draw:style-name="gr6" draw:text-style-name="P3" draw:layer="layout" svg:width="0.811cm" svg:height="0.963cm" svg:x="11.8cm" svg:y="13.037cm">
          <draw:text-box>
            <text:p><text:span text:style-name="T1">y</text:span></text:p>
          </draw:text-box>
        </draw:frame>
        <draw:frame draw:style-name="gr6" draw:text-style-name="P3" draw:layer="layout" svg:width="2.09cm" svg:height="0.963cm" svg:x="14.2cm" svg:y="13.4cm">
          <draw:text-box>
            <text:p><text:span text:style-name="T1">o=i+1</text:span></text:p>
          </draw:text-box>
        </draw:frame>
        <draw:line draw:style-name="gr3" draw:text-style-name="P1" draw:layer="layout" svg:x1="16cm" svg:y1="9cm" svg:x2="16cm" svg:y2="11.2cm">
          <text:p/>
        </draw:line>
        <draw:frame draw:style-name="gr4" draw:text-style-name="P3" draw:layer="layout" svg:width="1.577cm" svg:height="0.963cm" svg:x="15.4cm" svg:y="8.037cm">
          <draw:text-box>
            <text:p><text:span text:style-name="T1">b=4</text:span></text:p>
          </draw:text-box>
        </draw:frame>
        <draw:frame draw:style-name="gr4" draw:text-style-name="P3" draw:layer="layout" svg:width="2.915cm" svg:height="0.963cm" svg:x="18.423cm" svg:y="8cm">
          <draw:text-box>
            <text:p><text:span text:style-name="T1">op=AD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開放電腦計畫 (架構圖)</text:p>
          </draw:text-box>
        </draw:frame>
        <draw:custom-shape draw:style-name="gr2" draw:text-style-name="P5" draw:layer="layout" svg:width="8.767cm" svg:height="6.5cm" svg:x="0.9cm" svg:y="11.5cm">
          <text:p text:style-name="P5"/>
          <text:p text:style-name="P5">設計語言：Verilog</text:p>
          <text:p text:style-name="P5">開發工具：Icarus</text:p>
          <text:p text:style-name="P5">燒錄工具：Altera Quartus-II</text:p>
          <text:p text:style-name="P5">硬體電路：FPGA (DE2-7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159cm" svg:height="6.495cm" svg:x="9.666cm" svg:y="11.505cm">
          <text:p text:style-name="P1">處理器：CPU0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975cm" svg:height="3.301cm" svg:x="17.825cm" svg:y="14.7cm">
          <text:p text:style-name="P6"><text:span text:style-name="T2"/></text:p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4.975cm" svg:height="3.2cm" svg:x="17.825cm" svg:y="11.5cm">
          <text:p text:style-name="P1"/>
          <text:p text:style-name="P1">I/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5cm" svg:height="1.795cm" svg:x="15.15cm" svg:y="15.705cm">
          <text:p text:style-name="P1">MM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6cm" svg:height="1.973cm" svg:x="10.7cm" svg:y="13.342cm">
          <text:p text:style-name="P1">AL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1.975cm" svg:x="13.7cm" svg:y="13.337cm">
          <text:p text:style-name="P1">Register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.407cm" svg:height="1.047cm" svg:x="3.793cm" svg:y="12.1cm">
          <draw:text-box>
            <text:p text:style-name="P8"><text:span text:style-name="T3">硬體層</text:span></text:p>
          </draw:text-box>
        </draw:frame>
        <draw:custom-shape draw:style-name="gr2" draw:text-style-name="P1" draw:layer="layout" svg:width="2.576cm" svg:height="1.973cm" svg:x="10.699cm" svg:y="13.34cm">
          <text:p text:style-name="P1">AL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1.975cm" svg:x="10.7cm" svg:y="15.602cm">
          <text:p text:style-name="P1">Control Unit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767cm" svg:height="6.396cm" svg:x="0.899cm" svg:y="5.103cm">
          <text:p text:style-name="P5"/>
          <text:p text:style-name="P5">設計語言：JavaScript</text:p>
          <text:p text:style-name="P5">開發工具：Node.j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8" draw:layer="layout" svg:width="2.407cm" svg:height="1.047cm" svg:x="3.792cm" svg:y="5.599cm">
          <draw:text-box>
            <text:p text:style-name="P8"><text:span text:style-name="T3">軟體層</text:span></text:p>
          </draw:text-box>
        </draw:frame>
        <draw:custom-shape draw:style-name="gr2" draw:text-style-name="P1" draw:layer="layout" svg:width="13.134cm" svg:height="2.133cm" svg:x="9.666cm" svg:y="7.232cm">
          <text:p text:style-name="P1">組譯器：AS0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407cm" svg:height="1.047cm" svg:x="19.2cm" svg:y="11.853cm">
          <draw:text-box>
            <text:p text:style-name="P6"><text:span text:style-name="T2">輸出入</text:span></text:p>
          </draw:text-box>
        </draw:frame>
        <draw:frame draw:style-name="gr7" draw:text-style-name="P6" draw:layer="layout" svg:width="2.7cm" svg:height="1.048cm" svg:x="18.9cm" svg:y="15.1cm">
          <draw:text-box>
            <text:p text:style-name="P6"><text:span text:style-name="T2">記憶體</text:span></text:p>
          </draw:text-box>
        </draw:frame>
        <draw:custom-shape draw:style-name="gr2" draw:text-style-name="P1" xml:id="id6" draw:id="id6" draw:layer="layout" svg:width="3.6cm" svg:height="1.8cm" svg:x="23.6cm" svg:y="11.1cm">
          <text:p text:style-name="P1">鍵盤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6cm" svg:height="1.8cm" svg:x="23.6cm" svg:y="13.8cm">
          <text:p text:style-name="P1">螢幕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2.8cm" svg:y1="13.1cm" svg:x2="23.6cm" svg:y2="12cm" draw:start-shape="id5" draw:start-glue-point="1" draw:end-shape="id6" draw:end-glue-point="3" svg:d="m22800 13100h400v-1100h400">
          <text:p/>
        </draw:connector>
        <draw:connector draw:style-name="gr8" draw:text-style-name="P1" draw:layer="layout" svg:x1="22.8cm" svg:y1="13.1cm" svg:x2="23.6cm" svg:y2="14.7cm" draw:start-shape="id5" draw:start-glue-point="1" draw:end-shape="id7" draw:end-glue-point="3" svg:d="m22800 13100h400v1600h400">
          <text:p/>
        </draw:connector>
        <draw:custom-shape draw:style-name="gr2" draw:text-style-name="P1" draw:layer="layout" svg:width="6.334cm" svg:height="2.133cm" svg:x="9.666cm" svg:y="9.363cm">
          <text:p text:style-name="P1">虛擬機：VM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134cm" svg:height="2.132cm" svg:x="9.665cm" svg:y="5.1cm">
          <text:p text:style-name="P1">編譯器：JC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01cm" svg:height="2.132cm" svg:x="15.999cm" svg:y="9.373cm">
          <text:p text:style-name="P1">作業系統：OS0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6cm" svg:height="1.8cm" svg:x="23.6cm" svg:y="16.1cm">
          <text:p text:style-name="P1">滑鼠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0.251cm" svg:x1="22.799cm" svg:y1="13.099cm" svg:x2="23.6cm" svg:y2="17cm" draw:end-shape="id8" svg:d="m22799 13099h401v3901h400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3T15:27:56.25</meta:creation-date>
    <dc:date>2013-05-07T16:45:40.12</dc:date>
    <meta:editing-duration>PT2H36M59S</meta:editing-duration>
    <meta:editing-cycles>11</meta:editing-cycles>
    <meta:generator>LibreOffice/3.5$Windows_x86 LibreOffice_project/7122e39-92ed229-498d286-15e43b4-d70da21</meta:generator>
    <meta:document-statistic meta:object-count="88"/>
  </office:meta>
</office:document-meta>
</file>